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27in"/>
    </style:style>
    <style:style style:name="co4" style:family="table-column">
      <style:table-column-properties fo:break-before="auto" style:column-width="1.21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ext-properties fo:color="#999999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8" style:family="table-cell" style:parent-style-name="Default">
      <style:table-cell-properties fo:border="0.74pt solid #000000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fo:font-size="9pt" style:font-size-asian="9pt" style:font-size-complex="9pt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ext-properties fo:font-size="7pt" style:font-size-asian="7pt" style:font-size-complex="7pt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7pt" style:font-size-asian="7pt" style:font-size-complex="7pt"/>
    </style:style>
    <style:style style:name="ce49" style:family="table-cell" style:parent-style-name="Default">
      <style:table-cell-properties fo:border-bottom="none" fo:border-left="0.74pt solid #000000" fo:border-right="none" fo:border-top="none"/>
      <style:text-properties fo:font-size="7pt" style:font-size-asian="7pt" style:font-size-complex="7pt"/>
    </style:style>
    <style:style style:name="ce50" style:family="table-cell" style:parent-style-name="Default">
      <style:table-cell-properties fo:border-bottom="none" fo:border-left="0.74pt solid #000000" fo:border-right="none" fo:border-top="none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none" fo:border-left="0.74pt solid #000000" fo:border-right="none" fo:border-top="none"/>
    </style:style>
    <style:style style:name="ce52" style:family="table-cell" style:parent-style-name="Default">
      <style:table-cell-properties fo:border-bottom="none" fo:border-left="0.74pt solid #000000" fo:border-right="none" fo:border-top="none"/>
      <style:text-properties fo:font-size="9pt" style:font-size-asian="9pt" style:font-size-complex="9pt"/>
    </style:style>
    <style:style style:name="gr1" style:family="graphic" style:parent-style-name="Default">
      <style:graphic-properties svg:stroke-width="0.0201in" svg:stroke-color="#000000" draw:marker-start-width="0.1087in" draw:marker-end-width="0.1087in" draw:textarea-horizontal-align="center" draw:textarea-vertical-align="middle" fo:padding-top="0.0098in" fo:padding-bottom="0.0098in" fo:padding-left="0.0098in" fo:padding-right="0.0098in" loext:decorative="false"/>
      <style:paragraph-properties fo:text-align="center"/>
    </style:style>
    <style:style style:name="gr2" style:family="graphic" style:parent-style-name="Default">
      <style:graphic-properties svg:stroke-width="0.0201in" svg:stroke-color="#111111" draw:marker-start-width="0.1087in" draw:marker-end-width="0.1087in" draw:fill="none" draw:textarea-vertical-align="middle" draw:auto-grow-height="false" fo:min-height="0.3441in" fo:min-width="0.0732in" fo:padding-top="0.0098in" fo:padding-bottom="0.0098in" fo:padding-left="0.0098in" fo:padding-right="0.0098in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truction Set" table:style-name="ta1">
        <office:forms form:automatic-focus="false" form:apply-design-mode="false"/>
        <table:shapes>
          <draw:line draw:z-index="0" draw:name="Line 1" draw:style-name="gr1" draw:text-style-name="P1" svg:x1="0.7264in" svg:y1="1.0594in" svg:x2="0in" svg:y2="0.363in">
            <text:p/>
          </draw:line>
          <draw:custom-shape draw:z-index="1" draw:name="Shape 1" draw:style-name="gr2" draw:text-style-name="P2" svg:width="0.2028in" svg:height="0.363in" svg:x="3.6732in" svg:y="0.7114in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</table:shapes>
        <table:table-column table:style-name="co1" table:number-columns-repeated="21" table:default-cell-style-name="Default"/>
        <table:table-column table:style-name="co2" table:default-cell-style-name="Default"/>
        <table:table-column table:style-name="co2" table:default-cell-style-name="ce16"/>
        <table:table-column table:style-name="co2" table:default-cell-style-name="Default"/>
        <table:table-row table:style-name="ro1">
          <table:table-cell table:number-columns-repeated="21"/>
          <table:table-cell table:style-name="ce16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table:number-columns-repeated="21"/>
          <table:table-cell table:style-name="ce16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Only the 6 most significant bits are used for instructions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The other two might be used for arguments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number-columns-repeated="7"/>
          <table:table-cell table:style-name="ce9" office:value-type="string" calcext:value-type="string">
            <text:p>ZERO</text:p>
          </table:table-cell>
          <table:table-cell table:number-columns-repeated="3"/>
          <table:table-cell table:style-name="ce9" office:value-type="string" calcext:value-type="string">
            <text:p>ON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RET</text:p>
          </table:table-cell>
          <table:table-cell table:number-columns-repeated="3"/>
          <table:table-cell table:style-name="ce18" office:value-type="string" calcext:value-type="string">
            <text:p>[RET_2]</text:p>
          </table:table-cell>
          <table:table-cell table:number-columns-repeated="3"/>
          <table:table-cell table:style-name="ce9" office:value-type="string" calcext:value-type="string">
            <text:p>HALT</text:p>
          </table:table-cell>
          <table:table-cell table:number-columns-repeated="9"/>
          <table:table-cell office:value-type="string" calcext:value-type="string">
            <text:p>[RET_2] is the second byte of the RET instruction, generated by the assemble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OUT</text:p>
          </table:table-cell>
          <table:table-cell table:style-name="ce14"/>
          <table:table-cell table:number-columns-repeated="6"/>
          <table:table-cell table:style-name="ce9" office:value-type="string" calcext:value-type="string">
            <text:p>OutNext</text:p>
          </table:table-cell>
          <table:table-cell table:number-columns-repeated="3"/>
          <table:table-cell table:style-name="ce9" office:value-type="string" calcext:value-type="string">
            <text:p>OutPre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</text:p>
          </table:table-cell>
          <table:table-cell table:number-columns-repeated="7"/>
          <table:table-cell table:style-name="ce9" office:value-type="string" calcext:value-type="string">
            <text:p>InNext</text:p>
          </table:table-cell>
          <table:table-cell table:number-columns-repeated="3"/>
          <table:table-cell table:style-name="ce9" office:value-type="string" calcext:value-type="string">
            <text:p>InPrev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11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17" table:number-rows-spanned="1">
            <text:p>Jmp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1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 table:number-rows-repeated="104855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icrocode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32"/>
        <table:table-column table:style-name="co1" table:number-columns-repeated="4" table:default-cell-style-name="Default"/>
        <table:table-column table:style-name="co1" table:default-cell-style-name="ce51"/>
        <table:table-column table:style-name="co1" table:number-columns-repeated="3" table:default-cell-style-name="Default"/>
        <table:table-column table:style-name="co1" table:default-cell-style-name="ce51"/>
        <table:table-column table:style-name="co1" table:number-columns-repeated="3" table:default-cell-style-name="Default"/>
        <table:table-column table:style-name="co1" table:default-cell-style-name="ce51"/>
        <table:table-column table:style-name="co1" table:number-columns-repeated="3" table:default-cell-style-name="Default"/>
        <table:table-column table:style-name="co1" table:default-cell-style-name="ce51"/>
        <table:table-column table:style-name="co1" table:number-columns-repeated="19" table:default-cell-style-name="Default"/>
        <table:table-column table:style-name="co2" table:number-columns-repeated="16343" table:default-cell-style-name="Default"/>
        <table:table-row table:style-name="ro2">
          <table:table-cell table:style-name="ce15"/>
          <table:table-cell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30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49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49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49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2"/>
          <table:table-cell table:style-name="ce15" office:value-type="string" calcext:value-type="string">
            <text:p>Sel0</text:p>
          </table:table-cell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/>
          <table:table-cell table:style-name="ce15" office:value-type="string" calcext:value-type="string">
            <text:p>Sel1</text:p>
          </table:table-cell>
          <table:table-cell table:style-name="ce15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office:value-type="string" calcext:value-type="string">
            <text:p>Sel2</text:p>
          </table:table-cell>
          <table:table-cell table:style-name="ce15" table:number-columns-repeated="2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 office:value-type="string" calcext:value-type="string">
            <text:p>Accumulator <text:s/>WE</text:p>
          </table:table-cell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 table:number-columns-repeated="3"/>
          <table:table-cell table:style-name="ce50"/>
          <table:table-cell table:style-name="ce15" table:number-columns-repeated="2"/>
          <table:table-cell table:style-name="ce15" office:value-type="string" calcext:value-type="string">
            <text:p>Registers WE</text:p>
          </table:table-cell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 table:number-columns-repeated="3"/>
          <table:table-cell table:style-name="ce50"/>
          <table:table-cell/>
          <table:table-cell table:style-name="ce15" office:value-type="string" calcext:value-type="string">
            <text:p>Registers OE</text:p>
          </table:table-cell>
          <table:table-cell table:style-name="ce15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 table:number-columns-repeated="3"/>
          <table:table-cell table:style-name="ce50"/>
          <table:table-cell table:style-name="ce15" office:value-type="string" calcext:value-type="string">
            <text:p>DataOut OE</text:p>
          </table:table-cell>
          <table:table-cell/>
          <table:table-cell table:style-name="ce15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 table:number-columns-repeated="3"/>
          <table:table-cell table:style-name="ce50" office:value-type="string" calcext:value-type="string">
            <text:p>Write</text:p>
          </table:table-cell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15" office:value-type="string" calcext:value-type="string">
            <text:p>Read</text:p>
          </table:table-cell>
          <table:table-cell table:number-columns-repeated="16367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/>
          <table:table-cell table:style-name="ce15" office:value-type="string" calcext:value-type="string">
            <text:p>AddressOut Load/~Count</text:p>
          </table:table-cell>
          <table:table-cell table:style-name="ce15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/>
          <table:table-cell table:style-name="ce15" office:value-type="string" calcext:value-type="string">
            <text:p>AddressOut Count Up</text:p>
          </table:table-cell>
          <table:table-cell table:style-name="ce15" table:number-columns-repeated="2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3"/>
          <table:table-cell table:style-name="ce50" office:value-type="string" calcext:value-type="string">
            <text:p>Address Counter Enable</text:p>
          </table:table-cell>
          <table:table-cell table:number-columns-repeated="6"/>
          <table:table-cell table:style-name="ce15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table:number-columns-repeated="2"/>
          <table:table-cell table:style-name="ce15" office:value-type="string" calcext:value-type="string">
            <text:p>Program Counter JMPT support</text:p>
          </table:table-cell>
          <table:table-cell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/>
          <table:table-cell table:style-name="ce15" office:value-type="string" calcext:value-type="string">
            <text:p>ProgramCounter Load/~Count</text:p>
          </table:table-cell>
          <table:table-cell table:number-columns-repeated="2"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/>
          <table:table-cell table:style-name="ce15" office:value-type="string" calcext:value-type="string">
            <text:p>ProgramCounter Count Up</text:p>
          </table:table-cell>
          <table:table-cell table:style-name="ce15"/>
          <table:table-cell table:number-columns-repeated="2"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50" office:value-type="string" calcext:value-type="string">
            <text:p>ProgramCounter Source</text:p>
          </table:table-cell>
          <table:table-cell table:style-name="ce15" table:number-columns-repeated="2"/>
          <table:table-cell table:number-columns-repeated="2"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3"/>
          <table:table-cell table:style-name="ce15" office:value-type="string" calcext:value-type="string">
            <text:p>FetchNextByte</text:p>
          </table:table-cell>
          <table:table-cell table:style-name="ce50"/>
          <table:table-cell table:style-name="ce15" table:number-columns-repeated="2"/>
          <table:table-cell table:number-columns-repeated="2"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2"/>
          <table:table-cell table:style-name="ce15" office:value-type="string" calcext:value-type="string">
            <text:p>Push</text:p>
          </table:table-cell>
          <table:table-cell table:style-name="ce15"/>
          <table:table-cell table:style-name="ce50"/>
          <table:table-cell table:style-name="ce15" table:number-columns-repeated="2"/>
          <table:table-cell table:number-columns-repeated="2"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/>
          <table:table-cell table:style-name="ce15" office:value-type="string" calcext:value-type="string">
            <text:p>Stack EN</text:p>
          </table:table-cell>
          <table:table-cell table:style-name="ce15" table:number-columns-repeated="2"/>
          <table:table-cell table:style-name="ce50"/>
          <table:table-cell table:style-name="ce15" table:number-columns-repeated="2"/>
          <table:table-cell table:number-columns-repeated="2"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office:value-type="string" calcext:value-type="string">
            <text:p>Halt</text:p>
          </table:table-cell>
          <table:table-cell table:style-name="ce15" table:number-columns-repeated="3"/>
          <table:table-cell table:style-name="ce50"/>
          <table:table-cell table:style-name="ce15" table:number-columns-repeated="2"/>
          <table:table-cell table:number-columns-repeated="2"/>
          <table:table-cell table:style-name="ce15" table:number-columns-repeated="3"/>
          <table:table-cell table:style-name="ce50"/>
          <table:table-cell table:style-name="ce15" table:number-columns-repeated="3"/>
          <table:table-cell table:style-name="ce50"/>
          <table:table-cell table:style-name="ce15" table:number-columns-repeated="3"/>
          <table:table-cell table:number-columns-repeated="16359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9" table:formula="of:=BASE([.A22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AND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6359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9" table:formula="of:=BASE([.A23]; 2;6)" office:value-type="string" office:string-value="000000" calcext:value-type="string">
            <text:p>000000</text:p>
          </table:table-cell>
          <table:table-cell table:formula="of:=1-[.C22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6359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 table:formula="of:=BASE([.A24]; 2;6)" office:value-type="string" office:string-value="000001" calcext:value-type="string">
            <text:p>000001</text:p>
          </table:table-cell>
          <table:table-cell table:formula="of:=1-[.C23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6359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9" table:formula="of:=BASE([.A25]; 2;6)" office:value-type="string" office:string-value="000001" calcext:value-type="string">
            <text:p>000001</text:p>
          </table:table-cell>
          <table:table-cell table:formula="of:=1-[.C24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9" table:formula="of:=BASE([.A26]; 2;6)" office:value-type="string" office:string-value="000010" calcext:value-type="string">
            <text:p>000010</text:p>
          </table:table-cell>
          <table:table-cell table:formula="of:=1-[.C25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9" table:formula="of:=BASE([.A27]; 2;6)" office:value-type="string" office:string-value="000010" calcext:value-type="string">
            <text:p>000010</text:p>
          </table:table-cell>
          <table:table-cell table:formula="of:=1-[.C26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9" table:formula="of:=BASE([.A28]; 2;6)" office:value-type="string" office:string-value="000011" calcext:value-type="string">
            <text:p>000011</text:p>
          </table:table-cell>
          <table:table-cell table:formula="of:=1-[.C27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9" table:formula="of:=BASE([.A29]; 2;6)" office:value-type="string" office:string-value="000011" calcext:value-type="string">
            <text:p>000011</text:p>
          </table:table-cell>
          <table:table-cell table:formula="of:=1-[.C28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9" table:formula="of:=BASE([.A30]; 2;6)" office:value-type="string" office:string-value="000100" calcext:value-type="string">
            <text:p>000100</text:p>
          </table:table-cell>
          <table:table-cell table:formula="of:=1-[.C29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9" table:formula="of:=BASE([.A31]; 2;6)" office:value-type="string" office:string-value="000100" calcext:value-type="string">
            <text:p>000100</text:p>
          </table:table-cell>
          <table:table-cell table:formula="of:=1-[.C30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9" table:formula="of:=BASE([.A32]; 2;6)" office:value-type="string" office:string-value="000101" calcext:value-type="string">
            <text:p>000101</text:p>
          </table:table-cell>
          <table:table-cell table:formula="of:=1-[.C31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9" table:formula="of:=BASE([.A33]; 2;6)" office:value-type="string" office:string-value="000101" calcext:value-type="string">
            <text:p>000101</text:p>
          </table:table-cell>
          <table:table-cell table:formula="of:=1-[.C32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9" table:formula="of:=BASE([.A34]; 2;6)" office:value-type="string" office:string-value="000110" calcext:value-type="string">
            <text:p>000110</text:p>
          </table:table-cell>
          <table:table-cell table:formula="of:=1-[.C33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9" table:formula="of:=BASE([.A35]; 2;6)" office:value-type="string" office:string-value="000110" calcext:value-type="string">
            <text:p>000110</text:p>
          </table:table-cell>
          <table:table-cell table:formula="of:=1-[.C34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9" table:formula="of:=BASE([.A36]; 2;6)" office:value-type="string" office:string-value="000111" calcext:value-type="string">
            <text:p>000111</text:p>
          </table:table-cell>
          <table:table-cell table:formula="of:=1-[.C35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9" table:formula="of:=BASE([.A37]; 2;6)" office:value-type="string" office:string-value="000111" calcext:value-type="string">
            <text:p>000111</text:p>
          </table:table-cell>
          <table:table-cell table:formula="of:=1-[.C36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9" table:formula="of:=BASE([.A38]; 2;6)" office:value-type="string" office:string-value="001000" calcext:value-type="string">
            <text:p>001000</text:p>
          </table:table-cell>
          <table:table-cell table:formula="of:=1-[.C37]"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OR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9" table:formula="of:=BASE([.A39]; 2;6)" office:value-type="string" office:string-value="001000" calcext:value-type="string">
            <text:p>001000</text:p>
          </table:table-cell>
          <table:table-cell table:formula="of:=1-[.C38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9" table:formula="of:=BASE([.A40]; 2;6)" office:value-type="string" office:string-value="001001" calcext:value-type="string">
            <text:p>001001</text:p>
          </table:table-cell>
          <table:table-cell table:formula="of:=1-[.C39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9" table:formula="of:=BASE([.A41]; 2;6)" office:value-type="string" office:string-value="001001" calcext:value-type="string">
            <text:p>001001</text:p>
          </table:table-cell>
          <table:table-cell table:formula="of:=1-[.C40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9" table:formula="of:=BASE([.A42]; 2;6)" office:value-type="string" office:string-value="001010" calcext:value-type="string">
            <text:p>001010</text:p>
          </table:table-cell>
          <table:table-cell table:formula="of:=1-[.C41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9" table:formula="of:=BASE([.A43]; 2;6)" office:value-type="string" office:string-value="001010" calcext:value-type="string">
            <text:p>001010</text:p>
          </table:table-cell>
          <table:table-cell table:formula="of:=1-[.C42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9" table:formula="of:=BASE([.A44]; 2;6)" office:value-type="string" office:string-value="001011" calcext:value-type="string">
            <text:p>001011</text:p>
          </table:table-cell>
          <table:table-cell table:formula="of:=1-[.C43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9" table:formula="of:=BASE([.A45]; 2;6)" office:value-type="string" office:string-value="001011" calcext:value-type="string">
            <text:p>001011</text:p>
          </table:table-cell>
          <table:table-cell table:formula="of:=1-[.C44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9" table:formula="of:=BASE([.A46]; 2;6)" office:value-type="string" office:string-value="001100" calcext:value-type="string">
            <text:p>001100</text:p>
          </table:table-cell>
          <table:table-cell table:formula="of:=1-[.C45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9" table:formula="of:=BASE([.A47]; 2;6)" office:value-type="string" office:string-value="001100" calcext:value-type="string">
            <text:p>001100</text:p>
          </table:table-cell>
          <table:table-cell table:formula="of:=1-[.C46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9" table:formula="of:=BASE([.A48]; 2;6)" office:value-type="string" office:string-value="001101" calcext:value-type="string">
            <text:p>001101</text:p>
          </table:table-cell>
          <table:table-cell table:formula="of:=1-[.C47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9" table:formula="of:=BASE([.A49]; 2;6)" office:value-type="string" office:string-value="001101" calcext:value-type="string">
            <text:p>001101</text:p>
          </table:table-cell>
          <table:table-cell table:formula="of:=1-[.C48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9" table:formula="of:=BASE([.A50]; 2;6)" office:value-type="string" office:string-value="001110" calcext:value-type="string">
            <text:p>001110</text:p>
          </table:table-cell>
          <table:table-cell table:formula="of:=1-[.C49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9" table:formula="of:=BASE([.A51]; 2;6)" office:value-type="string" office:string-value="001110" calcext:value-type="string">
            <text:p>001110</text:p>
          </table:table-cell>
          <table:table-cell table:formula="of:=1-[.C50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9" table:formula="of:=BASE([.A52]; 2;6)" office:value-type="string" office:string-value="001111" calcext:value-type="string">
            <text:p>001111</text:p>
          </table:table-cell>
          <table:table-cell table:formula="of:=1-[.C51]" office:value-type="float" office:value="0" calcext:value-type="float">
            <text:p>0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9" table:formula="of:=BASE([.A53]; 2;6)" office:value-type="string" office:string-value="001111" calcext:value-type="string">
            <text:p>001111</text:p>
          </table:table-cell>
          <table:table-cell table:formula="of:=1-[.C52]" office:value-type="float" office:value="1" calcext:value-type="float">
            <text:p>1</text:p>
          </table:table-cell>
          <table:covered-table-cell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19" table:formula="of:=BASE([.A54]; 2;6)" office:value-type="string" office:string-value="010000" calcext:value-type="string">
            <text:p>010000</text:p>
          </table:table-cell>
          <table:table-cell table:style-name="ce20" table:formula="of:=1-[.C53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16">
            <text:p>LOAD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16.5" calcext:value-type="float">
            <text:p>16.5</text:p>
          </table:table-cell>
          <table:table-cell table:style-name="ce19" table:formula="of:=BASE([.A55]; 2;6)" office:value-type="string" office:string-value="010000" calcext:value-type="string">
            <text:p>010000</text:p>
          </table:table-cell>
          <table:table-cell table:style-name="ce20" table:formula="of:=1-[.C54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19" table:formula="of:=BASE([.A56]; 2;6)" office:value-type="string" office:string-value="010001" calcext:value-type="string">
            <text:p>010001</text:p>
          </table:table-cell>
          <table:table-cell table:style-name="ce20" table:formula="of:=1-[.C55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17.5" calcext:value-type="float">
            <text:p>17.5</text:p>
          </table:table-cell>
          <table:table-cell table:style-name="ce19" table:formula="of:=BASE([.A57]; 2;6)" office:value-type="string" office:string-value="010001" calcext:value-type="string">
            <text:p>010001</text:p>
          </table:table-cell>
          <table:table-cell table:style-name="ce20" table:formula="of:=1-[.C56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19" table:formula="of:=BASE([.A58]; 2;6)" office:value-type="string" office:string-value="010010" calcext:value-type="string">
            <text:p>010010</text:p>
          </table:table-cell>
          <table:table-cell table:style-name="ce20" table:formula="of:=1-[.C57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18.5" calcext:value-type="float">
            <text:p>18.5</text:p>
          </table:table-cell>
          <table:table-cell table:style-name="ce19" table:formula="of:=BASE([.A59]; 2;6)" office:value-type="string" office:string-value="010010" calcext:value-type="string">
            <text:p>010010</text:p>
          </table:table-cell>
          <table:table-cell table:style-name="ce20" table:formula="of:=1-[.C58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19" table:formula="of:=BASE([.A60]; 2;6)" office:value-type="string" office:string-value="010011" calcext:value-type="string">
            <text:p>010011</text:p>
          </table:table-cell>
          <table:table-cell table:style-name="ce20" table:formula="of:=1-[.C59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19.5" calcext:value-type="float">
            <text:p>19.5</text:p>
          </table:table-cell>
          <table:table-cell table:style-name="ce19" table:formula="of:=BASE([.A61]; 2;6)" office:value-type="string" office:string-value="010011" calcext:value-type="string">
            <text:p>010011</text:p>
          </table:table-cell>
          <table:table-cell table:style-name="ce20" table:formula="of:=1-[.C60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19" table:formula="of:=BASE([.A62]; 2;6)" office:value-type="string" office:string-value="010100" calcext:value-type="string">
            <text:p>010100</text:p>
          </table:table-cell>
          <table:table-cell table:style-name="ce20" table:formula="of:=1-[.C61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0.5" calcext:value-type="float">
            <text:p>20.5</text:p>
          </table:table-cell>
          <table:table-cell table:style-name="ce19" table:formula="of:=BASE([.A63]; 2;6)" office:value-type="string" office:string-value="010100" calcext:value-type="string">
            <text:p>010100</text:p>
          </table:table-cell>
          <table:table-cell table:style-name="ce20" table:formula="of:=1-[.C62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19" table:formula="of:=BASE([.A64]; 2;6)" office:value-type="string" office:string-value="010101" calcext:value-type="string">
            <text:p>010101</text:p>
          </table:table-cell>
          <table:table-cell table:style-name="ce20" table:formula="of:=1-[.C63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1.5" calcext:value-type="float">
            <text:p>21.5</text:p>
          </table:table-cell>
          <table:table-cell table:style-name="ce19" table:formula="of:=BASE([.A65]; 2;6)" office:value-type="string" office:string-value="010101" calcext:value-type="string">
            <text:p>010101</text:p>
          </table:table-cell>
          <table:table-cell table:style-name="ce20" table:formula="of:=1-[.C64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2" calcext:value-type="float">
            <text:p>22</text:p>
          </table:table-cell>
          <table:table-cell table:style-name="ce19" table:formula="of:=BASE([.A66]; 2;6)" office:value-type="string" office:string-value="010110" calcext:value-type="string">
            <text:p>010110</text:p>
          </table:table-cell>
          <table:table-cell table:style-name="ce20" table:formula="of:=1-[.C65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2.5" calcext:value-type="float">
            <text:p>22.5</text:p>
          </table:table-cell>
          <table:table-cell table:style-name="ce19" table:formula="of:=BASE([.A67]; 2;6)" office:value-type="string" office:string-value="010110" calcext:value-type="string">
            <text:p>010110</text:p>
          </table:table-cell>
          <table:table-cell table:style-name="ce20" table:formula="of:=1-[.C66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3" calcext:value-type="float">
            <text:p>23</text:p>
          </table:table-cell>
          <table:table-cell table:style-name="ce19" table:formula="of:=BASE([.A68]; 2;6)" office:value-type="string" office:string-value="010111" calcext:value-type="string">
            <text:p>010111</text:p>
          </table:table-cell>
          <table:table-cell table:style-name="ce20" table:formula="of:=1-[.C67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3.5" calcext:value-type="float">
            <text:p>23.5</text:p>
          </table:table-cell>
          <table:table-cell table:style-name="ce19" table:formula="of:=BASE([.A69]; 2;6)" office:value-type="string" office:string-value="010111" calcext:value-type="string">
            <text:p>010111</text:p>
          </table:table-cell>
          <table:table-cell table:style-name="ce20" table:formula="of:=1-[.C68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style-name="ce19" table:formula="of:=BASE([.A70]; 2;6)" office:value-type="string" office:string-value="011000" calcext:value-type="string">
            <text:p>011000</text:p>
          </table:table-cell>
          <table:table-cell table:style-name="ce20" table:formula="of:=1-[.C69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16">
            <text:p>SAVE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4.5" calcext:value-type="float">
            <text:p>24.5</text:p>
          </table:table-cell>
          <table:table-cell table:style-name="ce19" table:formula="of:=BASE([.A71]; 2;6)" office:value-type="string" office:string-value="011000" calcext:value-type="string">
            <text:p>011000</text:p>
          </table:table-cell>
          <table:table-cell table:style-name="ce20" table:formula="of:=1-[.C70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19" table:formula="of:=BASE([.A72]; 2;6)" office:value-type="string" office:string-value="011001" calcext:value-type="string">
            <text:p>011001</text:p>
          </table:table-cell>
          <table:table-cell table:style-name="ce20" table:formula="of:=1-[.C71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5.5" calcext:value-type="float">
            <text:p>25.5</text:p>
          </table:table-cell>
          <table:table-cell table:style-name="ce19" table:formula="of:=BASE([.A73]; 2;6)" office:value-type="string" office:string-value="011001" calcext:value-type="string">
            <text:p>011001</text:p>
          </table:table-cell>
          <table:table-cell table:style-name="ce20" table:formula="of:=1-[.C72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6" calcext:value-type="float">
            <text:p>26</text:p>
          </table:table-cell>
          <table:table-cell table:style-name="ce19" table:formula="of:=BASE([.A74]; 2;6)" office:value-type="string" office:string-value="011010" calcext:value-type="string">
            <text:p>011010</text:p>
          </table:table-cell>
          <table:table-cell table:style-name="ce20" table:formula="of:=1-[.C73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6.5" calcext:value-type="float">
            <text:p>26.5</text:p>
          </table:table-cell>
          <table:table-cell table:style-name="ce19" table:formula="of:=BASE([.A75]; 2;6)" office:value-type="string" office:string-value="011010" calcext:value-type="string">
            <text:p>011010</text:p>
          </table:table-cell>
          <table:table-cell table:style-name="ce20" table:formula="of:=1-[.C74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7" calcext:value-type="float">
            <text:p>27</text:p>
          </table:table-cell>
          <table:table-cell table:style-name="ce19" table:formula="of:=BASE([.A76]; 2;6)" office:value-type="string" office:string-value="011011" calcext:value-type="string">
            <text:p>011011</text:p>
          </table:table-cell>
          <table:table-cell table:style-name="ce20" table:formula="of:=1-[.C75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7.5" calcext:value-type="float">
            <text:p>27.5</text:p>
          </table:table-cell>
          <table:table-cell table:style-name="ce19" table:formula="of:=BASE([.A77]; 2;6)" office:value-type="string" office:string-value="011011" calcext:value-type="string">
            <text:p>011011</text:p>
          </table:table-cell>
          <table:table-cell table:style-name="ce20" table:formula="of:=1-[.C76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19" table:formula="of:=BASE([.A78]; 2;6)" office:value-type="string" office:string-value="011100" calcext:value-type="string">
            <text:p>011100</text:p>
          </table:table-cell>
          <table:table-cell table:style-name="ce20" table:formula="of:=1-[.C77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8.5" calcext:value-type="float">
            <text:p>28.5</text:p>
          </table:table-cell>
          <table:table-cell table:style-name="ce19" table:formula="of:=BASE([.A79]; 2;6)" office:value-type="string" office:string-value="011100" calcext:value-type="string">
            <text:p>011100</text:p>
          </table:table-cell>
          <table:table-cell table:style-name="ce20" table:formula="of:=1-[.C78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table:style-name="ce19" table:formula="of:=BASE([.A80]; 2;6)" office:value-type="string" office:string-value="011101" calcext:value-type="string">
            <text:p>011101</text:p>
          </table:table-cell>
          <table:table-cell table:style-name="ce20" table:formula="of:=1-[.C79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29.5" calcext:value-type="float">
            <text:p>29.5</text:p>
          </table:table-cell>
          <table:table-cell table:style-name="ce19" table:formula="of:=BASE([.A81]; 2;6)" office:value-type="string" office:string-value="011101" calcext:value-type="string">
            <text:p>011101</text:p>
          </table:table-cell>
          <table:table-cell table:style-name="ce20" table:formula="of:=1-[.C80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0" calcext:value-type="float">
            <text:p>30</text:p>
          </table:table-cell>
          <table:table-cell table:style-name="ce19" table:formula="of:=BASE([.A82]; 2;6)" office:value-type="string" office:string-value="011110" calcext:value-type="string">
            <text:p>011110</text:p>
          </table:table-cell>
          <table:table-cell table:style-name="ce20" table:formula="of:=1-[.C81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0.5" calcext:value-type="float">
            <text:p>30.5</text:p>
          </table:table-cell>
          <table:table-cell table:style-name="ce19" table:formula="of:=BASE([.A83]; 2;6)" office:value-type="string" office:string-value="011110" calcext:value-type="string">
            <text:p>011110</text:p>
          </table:table-cell>
          <table:table-cell table:style-name="ce20" table:formula="of:=1-[.C82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1" calcext:value-type="float">
            <text:p>31</text:p>
          </table:table-cell>
          <table:table-cell table:style-name="ce19" table:formula="of:=BASE([.A84]; 2;6)" office:value-type="string" office:string-value="011111" calcext:value-type="string">
            <text:p>011111</text:p>
          </table:table-cell>
          <table:table-cell table:style-name="ce20" table:formula="of:=1-[.C83]" office:value-type="float" office:value="0" calcext:value-type="float">
            <text:p>0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1.5" calcext:value-type="float">
            <text:p>31.5</text:p>
          </table:table-cell>
          <table:table-cell table:style-name="ce19" table:formula="of:=BASE([.A85]; 2;6)" office:value-type="string" office:string-value="011111" calcext:value-type="string">
            <text:p>011111</text:p>
          </table:table-cell>
          <table:table-cell table:style-name="ce20" table:formula="of:=1-[.C84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2" calcext:value-type="float">
            <text:p>32</text:p>
          </table:table-cell>
          <table:table-cell table:style-name="ce19" table:formula="of:=BASE([.A86]; 2;6)" office:value-type="string" office:string-value="100000" calcext:value-type="string">
            <text:p>100000</text:p>
          </table:table-cell>
          <table:table-cell table:style-name="ce20" table:formula="of:=1-[.C85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N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2.5" calcext:value-type="float">
            <text:p>32.5</text:p>
          </table:table-cell>
          <table:table-cell table:style-name="ce19" table:formula="of:=BASE([.A87]; 2;6)" office:value-type="string" office:string-value="100000" calcext:value-type="string">
            <text:p>100000</text:p>
          </table:table-cell>
          <table:table-cell table:style-name="ce20" table:formula="of:=1-[.C86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3" calcext:value-type="float">
            <text:p>33</text:p>
          </table:table-cell>
          <table:table-cell table:style-name="ce19" table:formula="of:=BASE([.A88]; 2;6)" office:value-type="string" office:string-value="100001" calcext:value-type="string">
            <text:p>100001</text:p>
          </table:table-cell>
          <table:table-cell table:style-name="ce20" table:formula="of:=1-[.C87]" office:value-type="float" office:value="0" calcext:value-type="float">
            <text:p>0</text:p>
          </table:table-cell>
          <table: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3.5" calcext:value-type="float">
            <text:p>33.5</text:p>
          </table:table-cell>
          <table:table-cell table:style-name="ce19" table:formula="of:=BASE([.A89]; 2;6)" office:value-type="string" office:string-value="100001" calcext:value-type="string">
            <text:p>100001</text:p>
          </table:table-cell>
          <table:table-cell table:style-name="ce20" table:formula="of:=1-[.C88]" office:value-type="float" office:value="1" calcext:value-type="float">
            <text:p>1</text:p>
          </table:table-cell>
          <table: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4" calcext:value-type="float">
            <text:p>34</text:p>
          </table:table-cell>
          <table:table-cell table:style-name="ce19" table:formula="of:=BASE([.A90]; 2;6)" office:value-type="string" office:string-value="100010" calcext:value-type="string">
            <text:p>100010</text:p>
          </table:table-cell>
          <table:table-cell table:style-name="ce20" table:formula="of:=1-[.C89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ZERO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4.5" calcext:value-type="float">
            <text:p>34.5</text:p>
          </table:table-cell>
          <table:table-cell table:style-name="ce19" table:formula="of:=BASE([.A91]; 2;6)" office:value-type="string" office:string-value="100010" calcext:value-type="string">
            <text:p>100010</text:p>
          </table:table-cell>
          <table:table-cell table:style-name="ce20" table:formula="of:=1-[.C90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5" calcext:value-type="float">
            <text:p>35</text:p>
          </table:table-cell>
          <table:table-cell table:style-name="ce19" table:formula="of:=BASE([.A92]; 2;6)" office:value-type="string" office:string-value="100011" calcext:value-type="string">
            <text:p>100011</text:p>
          </table:table-cell>
          <table:table-cell table:style-name="ce20" table:formula="of:=1-[.C91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ONE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5.5" calcext:value-type="float">
            <text:p>35.5</text:p>
          </table:table-cell>
          <table:table-cell table:style-name="ce19" table:formula="of:=BASE([.A93]; 2;6)" office:value-type="string" office:string-value="100011" calcext:value-type="string">
            <text:p>100011</text:p>
          </table:table-cell>
          <table:table-cell table:style-name="ce20" table:formula="of:=1-[.C92]" office:value-type="float" office:value="1" calcext:value-type="float">
            <text:p>1</text:p>
          </table:table-cell>
          <table:covered-table-cell table:style-name="ce3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6" calcext:value-type="float">
            <text:p>36</text:p>
          </table:table-cell>
          <table:table-cell table:style-name="ce19" table:formula="of:=BASE([.A94]; 2;6)" office:value-type="string" office:string-value="100100" calcext:value-type="string">
            <text:p>100100</text:p>
          </table:table-cell>
          <table:table-cell table:style-name="ce20" table:formula="of:=1-[.C93]" office:value-type="float" office:value="0" calcext:value-type="float">
            <text:p>0</text:p>
          </table:table-cell>
          <table:table-cell table:style-name="ce36" office:value-type="string" calcext:value-type="string" table:number-columns-spanned="1" table:number-rows-spanned="2">
            <text:p>RE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6.5" calcext:value-type="float">
            <text:p>36.5</text:p>
          </table:table-cell>
          <table:table-cell table:style-name="ce19" table:formula="of:=BASE([.A95]; 2;6)" office:value-type="string" office:string-value="100100" calcext:value-type="string">
            <text:p>100100</text:p>
          </table:table-cell>
          <table:table-cell table:style-name="ce20" table:formula="of:=1-[.C94]" office:value-type="float" office:value="1" calcext:value-type="float">
            <text:p>1</text:p>
          </table:table-cell>
          <table:covered-table-cell table:style-name="ce38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7" calcext:value-type="float">
            <text:p>37</text:p>
          </table:table-cell>
          <table:table-cell table:style-name="ce19" table:formula="of:=BASE([.A96]; 2;6)" office:value-type="string" office:string-value="100101" calcext:value-type="string">
            <text:p>100101</text:p>
          </table:table-cell>
          <table:table-cell table:style-name="ce20" table:formula="of:=1-[.C95]" office:value-type="float" office:value="0" calcext:value-type="float">
            <text:p>0</text:p>
          </table:table-cell>
          <table:table-cell table:style-name="ce36" office:value-type="string" calcext:value-type="string" table:number-columns-spanned="1" table:number-rows-spanned="2">
            <text:p>[RET_2]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7.5" calcext:value-type="float">
            <text:p>37.5</text:p>
          </table:table-cell>
          <table:table-cell table:style-name="ce19" table:formula="of:=BASE([.A97]; 2;6)" office:value-type="string" office:string-value="100101" calcext:value-type="string">
            <text:p>100101</text:p>
          </table:table-cell>
          <table:table-cell table:style-name="ce20" table:formula="of:=1-[.C96]" office:value-type="float" office:value="1" calcext:value-type="float">
            <text:p>1</text:p>
          </table:table-cell>
          <table:covered-table-cell table:style-name="ce38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8" calcext:value-type="float">
            <text:p>38</text:p>
          </table:table-cell>
          <table:table-cell table:style-name="ce19" table:formula="of:=BASE([.A98]; 2;6)" office:value-type="string" office:string-value="100110" calcext:value-type="string">
            <text:p>100110</text:p>
          </table:table-cell>
          <table:table-cell table:style-name="ce20" table:formula="of:=1-[.C97]" office:value-type="float" office:value="0" calcext:value-type="float">
            <text:p>0</text:p>
          </table:table-cell>
          <table:table-cell table:style-name="ce40" office:value-type="string" calcext:value-type="string" table:number-columns-spanned="1" table:number-rows-spanned="2">
            <text:p>HALT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8.5" calcext:value-type="float">
            <text:p>38.5</text:p>
          </table:table-cell>
          <table:table-cell table:style-name="ce19" table:formula="of:=BASE([.A99]; 2;6)" office:value-type="string" office:string-value="100110" calcext:value-type="string">
            <text:p>100110</text:p>
          </table:table-cell>
          <table:table-cell table:style-name="ce20" table:formula="of:=1-[.C98]" office:value-type="float" office:value="1" calcext:value-type="float">
            <text:p>1</text:p>
          </table:table-cell>
          <table:covered-table-cell table:style-name="ce41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9" calcext:value-type="float">
            <text:p>39</text:p>
          </table:table-cell>
          <table:table-cell table:style-name="ce19" table:formula="of:=BASE([.A100]; 2;6)" office:value-type="string" office:string-value="100111" calcext:value-type="string">
            <text:p>100111</text:p>
          </table:table-cell>
          <table:table-cell table:style-name="ce20" table:formula="of:=1-[.C99]" office:value-type="float" office:value="0" calcext:value-type="float">
            <text:p>0</text:p>
          </table:table-cell>
          <table:table-cell table:style-name="Default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39.5" calcext:value-type="float">
            <text:p>39.5</text:p>
          </table:table-cell>
          <table:table-cell table:style-name="ce19" table:formula="of:=BASE([.A101]; 2;6)" office:value-type="string" office:string-value="100111" calcext:value-type="string">
            <text:p>100111</text:p>
          </table:table-cell>
          <table:table-cell table:style-name="ce20" table:formula="of:=1-[.C100]" office:value-type="float" office:value="1" calcext:value-type="float">
            <text:p>1</text:p>
          </table:table-cell>
          <table: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0" calcext:value-type="float">
            <text:p>40</text:p>
          </table:table-cell>
          <table:table-cell table:style-name="ce19" table:formula="of:=BASE([.A102]; 2;6)" office:value-type="string" office:string-value="101000" calcext:value-type="string">
            <text:p>101000</text:p>
          </table:table-cell>
          <table:table-cell table:style-name="ce20" table:formula="of:=1-[.C101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OU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0.5" calcext:value-type="float">
            <text:p>40.5</text:p>
          </table:table-cell>
          <table:table-cell table:style-name="ce19" table:formula="of:=BASE([.A103]; 2;6)" office:value-type="string" office:string-value="101000" calcext:value-type="string">
            <text:p>101000</text:p>
          </table:table-cell>
          <table:table-cell table:style-name="ce20" table:formula="of:=1-[.C102]" office:value-type="float" office:value="1" calcext:value-type="float">
            <text:p>1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1" calcext:value-type="float">
            <text:p>41</text:p>
          </table:table-cell>
          <table:table-cell table:style-name="ce19" table:formula="of:=BASE([.A104]; 2;6)" office:value-type="string" office:string-value="101001" calcext:value-type="string">
            <text:p>101001</text:p>
          </table:table-cell>
          <table:table-cell table:style-name="ce20" table:formula="of:=1-[.C103]" office:value-type="float" office:value="0" calcext:value-type="float">
            <text:p>0</text:p>
          </table:table-cell>
          <table: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1.5" calcext:value-type="float">
            <text:p>41.5</text:p>
          </table:table-cell>
          <table:table-cell table:style-name="ce19" table:formula="of:=BASE([.A105]; 2;6)" office:value-type="string" office:string-value="101001" calcext:value-type="string">
            <text:p>101001</text:p>
          </table:table-cell>
          <table:table-cell table:style-name="ce20" table:formula="of:=1-[.C104]" office:value-type="float" office:value="1" calcext:value-type="float">
            <text:p>1</text:p>
          </table:table-cell>
          <table: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19" table:formula="of:=BASE([.A106]; 2;6)" office:value-type="string" office:string-value="101010" calcext:value-type="string">
            <text:p>101010</text:p>
          </table:table-cell>
          <table:table-cell table:style-name="ce20" table:formula="of:=1-[.C105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OutNex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2.5" calcext:value-type="float">
            <text:p>42.5</text:p>
          </table:table-cell>
          <table:table-cell table:style-name="ce19" table:formula="of:=BASE([.A107]; 2;6)" office:value-type="string" office:string-value="101010" calcext:value-type="string">
            <text:p>101010</text:p>
          </table:table-cell>
          <table:table-cell table:style-name="ce20" table:formula="of:=1-[.C106]" office:value-type="float" office:value="1" calcext:value-type="float">
            <text:p>1</text:p>
          </table:table-cell>
          <table:covered-table-cell table:style-name="ce4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19" table:formula="of:=BASE([.A108]; 2;6)" office:value-type="string" office:string-value="101011" calcext:value-type="string">
            <text:p>101011</text:p>
          </table:table-cell>
          <table:table-cell table:style-name="ce20" table:formula="of:=1-[.C107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OutPrev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3.5" calcext:value-type="float">
            <text:p>43.5</text:p>
          </table:table-cell>
          <table:table-cell table:style-name="ce19" table:formula="of:=BASE([.A109]; 2;6)" office:value-type="string" office:string-value="101011" calcext:value-type="string">
            <text:p>101011</text:p>
          </table:table-cell>
          <table:table-cell table:style-name="ce20" table:formula="of:=1-[.C108]" office:value-type="float" office:value="1" calcext:value-type="float">
            <text:p>1</text:p>
          </table:table-cell>
          <table:covered-table-cell table:style-name="ce4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4" calcext:value-type="float">
            <text:p>44</text:p>
          </table:table-cell>
          <table:table-cell table:style-name="ce19" table:formula="of:=BASE([.A110]; 2;6)" office:value-type="string" office:string-value="101100" calcext:value-type="string">
            <text:p>101100</text:p>
          </table:table-cell>
          <table:table-cell table:style-name="ce20" table:formula="of:=1-[.C109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IN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4.5" calcext:value-type="float">
            <text:p>44.5</text:p>
          </table:table-cell>
          <table:table-cell table:style-name="ce19" table:formula="of:=BASE([.A111]; 2;6)" office:value-type="string" office:string-value="101100" calcext:value-type="string">
            <text:p>101100</text:p>
          </table:table-cell>
          <table:table-cell table:style-name="ce20" table:formula="of:=1-[.C110]" office:value-type="float" office:value="1" calcext:value-type="float">
            <text:p>1</text:p>
          </table:table-cell>
          <table:covered-table-cell table:style-name="ce38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19" table:formula="of:=BASE([.A112]; 2;6)" office:value-type="string" office:string-value="101101" calcext:value-type="string">
            <text:p>101101</text:p>
          </table:table-cell>
          <table:table-cell table:style-name="ce20" table:formula="of:=1-[.C111]" office:value-type="float" office:value="0" calcext:value-type="float">
            <text:p>0</text:p>
          </table:table-cell>
          <table: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5.5" calcext:value-type="float">
            <text:p>45.5</text:p>
          </table:table-cell>
          <table:table-cell table:style-name="ce19" table:formula="of:=BASE([.A113]; 2;6)" office:value-type="string" office:string-value="101101" calcext:value-type="string">
            <text:p>101101</text:p>
          </table:table-cell>
          <table:table-cell table:style-name="ce20" table:formula="of:=1-[.C112]" office:value-type="float" office:value="1" calcext:value-type="float">
            <text:p>1</text:p>
          </table:table-cell>
          <table: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19" table:formula="of:=BASE([.A114]; 2;6)" office:value-type="string" office:string-value="101110" calcext:value-type="string">
            <text:p>101110</text:p>
          </table:table-cell>
          <table:table-cell table:style-name="ce20" table:formula="of:=1-[.C113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InNex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6.5" calcext:value-type="float">
            <text:p>46.5</text:p>
          </table:table-cell>
          <table:table-cell table:style-name="ce19" table:formula="of:=BASE([.A115]; 2;6)" office:value-type="string" office:string-value="101110" calcext:value-type="string">
            <text:p>101110</text:p>
          </table:table-cell>
          <table:table-cell table:style-name="ce20" table:formula="of:=1-[.C114]" office:value-type="float" office:value="1" calcext:value-type="float">
            <text:p>1</text:p>
          </table:table-cell>
          <table:covered-table-cell table:style-name="ce4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7" calcext:value-type="float">
            <text:p>47</text:p>
          </table:table-cell>
          <table:table-cell table:style-name="ce19" table:formula="of:=BASE([.A116]; 2;6)" office:value-type="string" office:string-value="101111" calcext:value-type="string">
            <text:p>101111</text:p>
          </table:table-cell>
          <table:table-cell table:style-name="ce20" table:formula="of:=1-[.C115]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InPrev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7.5" calcext:value-type="float">
            <text:p>47.5</text:p>
          </table:table-cell>
          <table:table-cell table:style-name="ce19" table:formula="of:=BASE([.A117]; 2;6)" office:value-type="string" office:string-value="101111" calcext:value-type="string">
            <text:p>101111</text:p>
          </table:table-cell>
          <table:table-cell table:style-name="ce20" table:formula="of:=1-[.C116]" office:value-type="float" office:value="1" calcext:value-type="float">
            <text:p>1</text:p>
          </table:table-cell>
          <table:covered-table-cell table:style-name="ce45"/>
          <table:table-cell table:number-columns-repeated="4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8" calcext:value-type="float">
            <text:p>48</text:p>
          </table:table-cell>
          <table:table-cell table:style-name="ce19" table:formula="of:=BASE([.A118]; 2;6)" office:value-type="string" office:string-value="110000" calcext:value-type="string">
            <text:p>110000</text:p>
          </table:table-cell>
          <table:table-cell table:style-name="ce20" table:formula="of:=1-[.C117]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4">
            <text:p>InFrom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8.5" calcext:value-type="float">
            <text:p>48.5</text:p>
          </table:table-cell>
          <table:table-cell table:style-name="ce19" table:formula="of:=BASE([.A119]; 2;6)" office:value-type="string" office:string-value="110000" calcext:value-type="string">
            <text:p>110000</text:p>
          </table:table-cell>
          <table:table-cell table:style-name="ce20" table:formula="of:=1-[.C118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9" calcext:value-type="float">
            <text:p>49</text:p>
          </table:table-cell>
          <table:table-cell table:style-name="ce19" table:formula="of:=BASE([.A120]; 2;6)" office:value-type="string" office:string-value="110001" calcext:value-type="string">
            <text:p>110001</text:p>
          </table:table-cell>
          <table:table-cell table:style-name="ce20" table:formula="of:=1-[.C119]" office:value-type="float" office:value="0" calcext:value-type="float">
            <text:p>0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39"/>
        </table:table-row>
        <table:table-row table:style-name="ro3">
          <table:table-cell table:style-name="ce17" office:value-type="float" office:value="49.5" calcext:value-type="float">
            <text:p>49.5</text:p>
          </table:table-cell>
          <table:table-cell table:style-name="ce19" table:formula="of:=BASE([.A121]; 2;6)" office:value-type="string" office:string-value="110001" calcext:value-type="string">
            <text:p>110001</text:p>
          </table:table-cell>
          <table:table-cell table:style-name="ce20" table:formula="of:=1-[.C120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0" calcext:value-type="float">
            <text:p>50</text:p>
          </table:table-cell>
          <table:table-cell table:style-name="ce19" table:formula="of:=BASE([.A122]; 2;6)" office:value-type="string" office:string-value="110010" calcext:value-type="string">
            <text:p>110010</text:p>
          </table:table-cell>
          <table:table-cell table:style-name="ce20" table:formula="of:=1-[.C121]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4">
            <text:p>OutTo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0.5" calcext:value-type="float">
            <text:p>50.5</text:p>
          </table:table-cell>
          <table:table-cell table:style-name="ce19" table:formula="of:=BASE([.A123]; 2;6)" office:value-type="string" office:string-value="110010" calcext:value-type="string">
            <text:p>110010</text:p>
          </table:table-cell>
          <table:table-cell table:style-name="ce20" table:formula="of:=1-[.C122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1" calcext:value-type="float">
            <text:p>51</text:p>
          </table:table-cell>
          <table:table-cell table:style-name="ce19" table:formula="of:=BASE([.A124]; 2;6)" office:value-type="string" office:string-value="110011" calcext:value-type="string">
            <text:p>110011</text:p>
          </table:table-cell>
          <table:table-cell table:style-name="ce20" table:formula="of:=1-[.C123]" office:value-type="float" office:value="0" calcext:value-type="float">
            <text:p>0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1.5" calcext:value-type="float">
            <text:p>51.5</text:p>
          </table:table-cell>
          <table:table-cell table:style-name="ce19" table:formula="of:=BASE([.A125]; 2;6)" office:value-type="string" office:string-value="110011" calcext:value-type="string">
            <text:p>110011</text:p>
          </table:table-cell>
          <table:table-cell table:style-name="ce20" table:formula="of:=1-[.C124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2" calcext:value-type="float">
            <text:p>52</text:p>
          </table:table-cell>
          <table:table-cell table:style-name="ce19" table:formula="of:=BASE([.A126]; 2;6)" office:value-type="string" office:string-value="110100" calcext:value-type="string">
            <text:p>110100</text:p>
          </table:table-cell>
          <table:table-cell table:style-name="ce20" table:formula="of:=1-[.C125]" office:value-type="float" office:value="0" calcext:value-type="float">
            <text:p>0</text:p>
          </table:table-cell>
          <table:table-cell table:style-name="ce36" office:value-type="string" calcext:value-type="string" table:number-columns-spanned="1" table:number-rows-spanned="8">
            <text:p>CALL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2.5" calcext:value-type="float">
            <text:p>52.5</text:p>
          </table:table-cell>
          <table:table-cell table:style-name="ce19" table:formula="of:=BASE([.A127]; 2;6)" office:value-type="string" office:string-value="110100" calcext:value-type="string">
            <text:p>110100</text:p>
          </table:table-cell>
          <table:table-cell table:style-name="ce20" table:formula="of:=1-[.C126]" office:value-type="float" office:value="1" calcext:value-type="float">
            <text:p>1</text:p>
          </table:table-cell>
          <table:covered-table-cell table:style-name="ce38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3" calcext:value-type="float">
            <text:p>53</text:p>
          </table:table-cell>
          <table:table-cell table:style-name="ce19" table:formula="of:=BASE([.A128]; 2;6)" office:value-type="string" office:string-value="110101" calcext:value-type="string">
            <text:p>110101</text:p>
          </table:table-cell>
          <table:table-cell table:style-name="ce20" table:formula="of:=1-[.C127]" office:value-type="float" office:value="0" calcext:value-type="float">
            <text:p>0</text:p>
          </table:table-cell>
          <table:covered-table-cell table:style-name="ce38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3.5" calcext:value-type="float">
            <text:p>53.5</text:p>
          </table:table-cell>
          <table:table-cell table:style-name="ce19" table:formula="of:=BASE([.A129]; 2;6)" office:value-type="string" office:string-value="110101" calcext:value-type="string">
            <text:p>110101</text:p>
          </table:table-cell>
          <table:table-cell table:style-name="ce20" table:formula="of:=1-[.C128]" office:value-type="float" office:value="1" calcext:value-type="float">
            <text:p>1</text:p>
          </table:table-cell>
          <table:covered-table-cell table:style-name="ce38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4" calcext:value-type="float">
            <text:p>54</text:p>
          </table:table-cell>
          <table:table-cell table:style-name="ce19" table:formula="of:=BASE([.A130]; 2;6)" office:value-type="string" office:string-value="110110" calcext:value-type="string">
            <text:p>110110</text:p>
          </table:table-cell>
          <table:table-cell table:style-name="ce20" table:formula="of:=1-[.C129]" office:value-type="float" office:value="0" calcext:value-type="float">
            <text:p>0</text:p>
          </table:table-cell>
          <table:covered-table-cell table:style-name="ce38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4.5" calcext:value-type="float">
            <text:p>54.5</text:p>
          </table:table-cell>
          <table:table-cell table:style-name="ce19" table:formula="of:=BASE([.A131]; 2;6)" office:value-type="string" office:string-value="110110" calcext:value-type="string">
            <text:p>110110</text:p>
          </table:table-cell>
          <table:table-cell table:style-name="ce20" table:formula="of:=1-[.C130]" office:value-type="float" office:value="1" calcext:value-type="float">
            <text:p>1</text:p>
          </table:table-cell>
          <table:covered-table-cell table:style-name="ce38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5" calcext:value-type="float">
            <text:p>55</text:p>
          </table:table-cell>
          <table:table-cell table:style-name="ce19" table:formula="of:=BASE([.A132]; 2;6)" office:value-type="string" office:string-value="110111" calcext:value-type="string">
            <text:p>110111</text:p>
          </table:table-cell>
          <table:table-cell table:style-name="ce20" table:formula="of:=1-[.C131]" office:value-type="float" office:value="0" calcext:value-type="float">
            <text:p>0</text:p>
          </table:table-cell>
          <table:covered-table-cell table:style-name="ce38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5.5" calcext:value-type="float">
            <text:p>55.5</text:p>
          </table:table-cell>
          <table:table-cell table:style-name="ce19" table:formula="of:=BASE([.A133]; 2;6)" office:value-type="string" office:string-value="110111" calcext:value-type="string">
            <text:p>110111</text:p>
          </table:table-cell>
          <table:table-cell table:style-name="ce20" table:formula="of:=1-[.C132]" office:value-type="float" office:value="1" calcext:value-type="float">
            <text:p>1</text:p>
          </table:table-cell>
          <table:covered-table-cell table:style-name="ce38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6" calcext:value-type="float">
            <text:p>56</text:p>
          </table:table-cell>
          <table:table-cell table:style-name="ce19" table:formula="of:=BASE([.A134]; 2;6)" office:value-type="string" office:string-value="111000" calcext:value-type="string">
            <text:p>111000</text:p>
          </table:table-cell>
          <table:table-cell table:style-name="ce20" table:formula="of:=1-[.C13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T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6.5" calcext:value-type="float">
            <text:p>56.5</text:p>
          </table:table-cell>
          <table:table-cell table:style-name="ce19" table:formula="of:=BASE([.A135]; 2;6)" office:value-type="string" office:string-value="111000" calcext:value-type="string">
            <text:p>111000</text:p>
          </table:table-cell>
          <table:table-cell table:style-name="ce20" table:formula="of:=1-[.C134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7" calcext:value-type="float">
            <text:p>57</text:p>
          </table:table-cell>
          <table:table-cell table:style-name="ce19" table:formula="of:=BASE([.A136]; 2;6)" office:value-type="string" office:string-value="111001" calcext:value-type="string">
            <text:p>111001</text:p>
          </table:table-cell>
          <table:table-cell table:style-name="ce20" table:formula="of:=1-[.C135]" office:value-type="float" office:value="0" calcext:value-type="float">
            <text:p>0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7.5" calcext:value-type="float">
            <text:p>57.5</text:p>
          </table:table-cell>
          <table:table-cell table:style-name="ce19" table:formula="of:=BASE([.A137]; 2;6)" office:value-type="string" office:string-value="111001" calcext:value-type="string">
            <text:p>111001</text:p>
          </table:table-cell>
          <table:table-cell table:style-name="ce20" table:formula="of:=1-[.C136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8" calcext:value-type="float">
            <text:p>58</text:p>
          </table:table-cell>
          <table:table-cell table:style-name="ce19" table:formula="of:=BASE([.A138]; 2;6)" office:value-type="string" office:string-value="111010" calcext:value-type="string">
            <text:p>111010</text:p>
          </table:table-cell>
          <table:table-cell table:style-name="ce20" table:formula="of:=1-[.C137]" office:value-type="float" office:value="0" calcext:value-type="float">
            <text:p>0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8.5" calcext:value-type="float">
            <text:p>58.5</text:p>
          </table:table-cell>
          <table:table-cell table:style-name="ce19" table:formula="of:=BASE([.A139]; 2;6)" office:value-type="string" office:string-value="111010" calcext:value-type="string">
            <text:p>111010</text:p>
          </table:table-cell>
          <table:table-cell table:style-name="ce20" table:formula="of:=1-[.C138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9" calcext:value-type="float">
            <text:p>59</text:p>
          </table:table-cell>
          <table:table-cell table:style-name="ce19" table:formula="of:=BASE([.A140]; 2;6)" office:value-type="string" office:string-value="111011" calcext:value-type="string">
            <text:p>111011</text:p>
          </table:table-cell>
          <table:table-cell table:style-name="ce20" table:formula="of:=1-[.C139]" office:value-type="float" office:value="0" calcext:value-type="float">
            <text:p>0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59.5" calcext:value-type="float">
            <text:p>59.5</text:p>
          </table:table-cell>
          <table:table-cell table:style-name="ce19" table:formula="of:=BASE([.A141]; 2;6)" office:value-type="string" office:string-value="111011" calcext:value-type="string">
            <text:p>111011</text:p>
          </table:table-cell>
          <table:table-cell table:style-name="ce20" table:formula="of:=1-[.C140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60" calcext:value-type="float">
            <text:p>60</text:p>
          </table:table-cell>
          <table:table-cell table:style-name="ce19" table:formula="of:=BASE([.A142]; 2;6)" office:value-type="string" office:string-value="111100" calcext:value-type="string">
            <text:p>111100</text:p>
          </table:table-cell>
          <table:table-cell table:style-name="ce20" table:formula="of:=1-[.C14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60.5" calcext:value-type="float">
            <text:p>60.5</text:p>
          </table:table-cell>
          <table:table-cell table:style-name="ce19" table:formula="of:=BASE([.A143]; 2;6)" office:value-type="string" office:string-value="111100" calcext:value-type="string">
            <text:p>111100</text:p>
          </table:table-cell>
          <table:table-cell table:style-name="ce20" table:formula="of:=1-[.C142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61" calcext:value-type="float">
            <text:p>61</text:p>
          </table:table-cell>
          <table:table-cell table:style-name="ce19" table:formula="of:=BASE([.A144]; 2;6)" office:value-type="string" office:string-value="111101" calcext:value-type="string">
            <text:p>111101</text:p>
          </table:table-cell>
          <table:table-cell table:style-name="ce20" table:formula="of:=1-[.C143]" office:value-type="float" office:value="0" calcext:value-type="float">
            <text:p>0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61.5" calcext:value-type="float">
            <text:p>61.5</text:p>
          </table:table-cell>
          <table:table-cell table:style-name="ce19" table:formula="of:=BASE([.A145]; 2;6)" office:value-type="string" office:string-value="111101" calcext:value-type="string">
            <text:p>111101</text:p>
          </table:table-cell>
          <table:table-cell table:style-name="ce20" table:formula="of:=1-[.C144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62" calcext:value-type="float">
            <text:p>62</text:p>
          </table:table-cell>
          <table:table-cell table:style-name="ce19" table:formula="of:=BASE([.A146]; 2;6)" office:value-type="string" office:string-value="111110" calcext:value-type="string">
            <text:p>111110</text:p>
          </table:table-cell>
          <table:table-cell table:style-name="ce20" table:formula="of:=1-[.C145]" office:value-type="float" office:value="0" calcext:value-type="float">
            <text:p>0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62.5" calcext:value-type="float">
            <text:p>62.5</text:p>
          </table:table-cell>
          <table:table-cell table:style-name="ce19" table:formula="of:=BASE([.A147]; 2;6)" office:value-type="string" office:string-value="111110" calcext:value-type="string">
            <text:p>111110</text:p>
          </table:table-cell>
          <table:table-cell table:style-name="ce20" table:formula="of:=1-[.C146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19" table:formula="of:=BASE([.A148]; 2;6)" office:value-type="string" office:string-value="111111" calcext:value-type="string">
            <text:p>111111</text:p>
          </table:table-cell>
          <table:table-cell table:style-name="ce20" table:formula="of:=1-[.C147]" office:value-type="float" office:value="0" calcext:value-type="float">
            <text:p>0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3">
          <table:table-cell table:style-name="ce17" office:value-type="float" office:value="63.5" calcext:value-type="float">
            <text:p>63.5</text:p>
          </table:table-cell>
          <table:table-cell table:style-name="ce19" table:formula="of:=BASE([.A149]; 2;6)" office:value-type="string" office:string-value="111111" calcext:value-type="string">
            <text:p>111111</text:p>
          </table:table-cell>
          <table:table-cell table:style-name="ce20" table:formula="of:=1-[.C148]" office:value-type="float" office:value="1" calcext:value-type="float">
            <text:p>1</text:p>
          </table:table-cell>
          <table:covered-table-cell table:style-name="ce44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6359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35"/>
          <table:table-cell table:style-name="ce20" table:number-columns-repeated="4"/>
          <table:table-cell table:style-name="ce52"/>
          <table:table-cell table:style-name="ce20" table:number-columns-repeated="3"/>
          <table:table-cell table:style-name="ce52"/>
          <table:table-cell table:style-name="ce20" table:number-columns-repeated="3"/>
          <table:table-cell table:style-name="ce52"/>
          <table:table-cell table:style-name="ce20" table:number-columns-repeated="3"/>
          <table:table-cell table:style-name="ce52"/>
          <table:table-cell table:style-name="ce20" table:number-columns-repeated="3"/>
          <table:table-cell table:number-columns-repeated="16359"/>
        </table:table-row>
        <table:table-row table:style-name="ro5" table:number-rows-repeated="127">
          <table:table-cell table:style-name="ce12"/>
          <table:table-cell table:style-name="ce19"/>
          <table:table-cell table:number-columns-repeated="16381"/>
        </table:table-row>
        <table:table-row table:style-name="ro5" table:number-rows-repeated="1048298">
          <table:table-cell table:number-columns-repeated="16383"/>
        </table:table-row>
        <table:table-row table:style-name="ro5">
          <table:table-cell table:number-columns-repeated="16383"/>
        </table:table-row>
      </table:table>
      <table:table table:name="Description of instructions" table:style-name="ta1"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ruction (case insensitive)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d &lt;reg&gt;</text:p>
          </table:table-cell>
          <table:table-cell/>
          <table:table-cell office:value-type="string" calcext:value-type="string">
            <text:p>AND Accumulator with bit in given register</text:p>
          </table:table-cell>
        </table:table-row>
        <table:table-row table:style-name="ro1">
          <table:table-cell office:value-type="string" calcext:value-type="string">
            <text:p>Or &lt;reg&gt;</text:p>
          </table:table-cell>
          <table:table-cell/>
          <table:table-cell office:value-type="string" calcext:value-type="string">
            <text:p>OR Accumulator with bit in given register</text:p>
          </table:table-cell>
        </table:table-row>
        <table:table-row table:style-name="ro1">
          <table:table-cell office:value-type="string" calcext:value-type="string">
            <text:p>Load &lt;reg&gt;</text:p>
          </table:table-cell>
          <table:table-cell/>
          <table:table-cell office:value-type="string" calcext:value-type="string">
            <text:p>Load Accumulator with bit in given register</text:p>
          </table:table-cell>
        </table:table-row>
        <table:table-row table:style-name="ro1">
          <table:table-cell office:value-type="string" calcext:value-type="string">
            <text:p>Save &lt;reg&gt;</text:p>
          </table:table-cell>
          <table:table-cell/>
          <table:table-cell office:value-type="string" calcext:value-type="string">
            <text:p>Save Accumulator in given register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Invert bit in Accumulator</text:p>
          </table:table-cell>
        </table:table-row>
        <table:table-row table:style-name="ro1">
          <table:table-cell office:value-type="string" calcext:value-type="string">
            <text:p>Zero</text:p>
          </table:table-cell>
          <table:table-cell/>
          <table:table-cell office:value-type="string" calcext:value-type="string">
            <text:p>Load a 0 in the Accumulator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Load a 1 in the Accumulator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Return from function call. 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Output value at Accumulator to port address previously set</text:p>
          </table:table-cell>
        </table:table-row>
        <table:table-row table:style-name="ro1">
          <table:table-cell office:value-type="string" calcext:value-type="string">
            <text:p>OutNext</text:p>
          </table:table-cell>
          <table:table-cell/>
          <table:table-cell office:value-type="string" calcext:value-type="string">
            <text:p>Increment port address and output value in Accumulator to that address.</text:p>
          </table:table-cell>
        </table:table-row>
        <table:table-row table:style-name="ro1">
          <table:table-cell office:value-type="string" calcext:value-type="string">
            <text:p>OutPrev</text:p>
          </table:table-cell>
          <table:table-cell/>
          <table:table-cell office:value-type="string" calcext:value-type="string">
            <text:p>Decrement port address and output value in Accumulator to that address.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nput value to Accumulator from port address previously set</text:p>
          </table:table-cell>
        </table:table-row>
        <table:table-row table:style-name="ro1">
          <table:table-cell office:value-type="string" calcext:value-type="string">
            <text:p>InNext</text:p>
          </table:table-cell>
          <table:table-cell/>
          <table:table-cell office:value-type="string" calcext:value-type="string">
            <text:p>Increment port address and input value from that address to Accumulator</text:p>
          </table:table-cell>
        </table:table-row>
        <table:table-row table:style-name="ro1">
          <table:table-cell office:value-type="string" calcext:value-type="string">
            <text:p>InPrev</text:p>
          </table:table-cell>
          <table:table-cell/>
          <table:table-cell office:value-type="string" calcext:value-type="string">
            <text:p>Decrement port address and input value from that address to Accumulator</text:p>
          </table:table-cell>
        </table:table-row>
        <table:table-row table:style-name="ro1">
          <table:table-cell office:value-type="string" calcext:value-type="string">
            <text:p>InFrom &lt;P Addr&gt;</text:p>
          </table:table-cell>
          <table:table-cell/>
          <table:table-cell office:value-type="string" calcext:value-type="string">
            <text:p>Input value to Accumulator from given port address</text:p>
          </table:table-cell>
        </table:table-row>
        <table:table-row table:style-name="ro1">
          <table:table-cell office:value-type="string" calcext:value-type="string">
            <text:p>OutTo &lt;P Addr&gt;</text:p>
          </table:table-cell>
          <table:table-cell/>
          <table:table-cell office:value-type="string" calcext:value-type="string">
            <text:p>Output value at Accumulator to given port address</text:p>
          </table:table-cell>
        </table:table-row>
        <table:table-row table:style-name="ro1">
          <table:table-cell office:value-type="string" calcext:value-type="string">
            <text:p>Call &lt;I Addr&gt;</text:p>
          </table:table-cell>
          <table:table-cell/>
          <table:table-cell office:value-type="string" calcext:value-type="string">
            <text:p>Call subroutine at given instruction address</text:p>
          </table:table-cell>
        </table:table-row>
        <table:table-row table:style-name="ro1">
          <table:table-cell office:value-type="string" calcext:value-type="string">
            <text:p>JmpT &lt;I Addr&gt;</text:p>
          </table:table-cell>
          <table:table-cell/>
          <table:table-cell office:value-type="string" calcext:value-type="string">
            <text:p>Jump to given instruction address if Accumulator is true</text:p>
          </table:table-cell>
        </table:table-row>
        <table:table-row table:style-name="ro1">
          <table:table-cell office:value-type="string" calcext:value-type="string">
            <text:p>Jmp &lt;I Addr&gt;</text:p>
          </table:table-cell>
          <table:table-cell/>
          <table:table-cell office:value-type="string" calcext:value-type="string">
            <text:p>Jump to given instruction addres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her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reg&gt; is up to 31 or 0x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P Addr&gt; is up to 2047 or 0x7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 Addr&gt; is up to 4095 or 0xff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14:11:39.8711800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6-02-19T17:15:47.023991101</dc:date>
    <meta:editing-duration>P1DT15H9M49S</meta:editing-duration>
    <meta:editing-cycles>66</meta:editing-cycles>
    <meta:generator>LibreOffice/25.8.4.2$Linux_X86_64 LibreOffice_project/0366609b1de41a39e1896ae41e33c673f2a73802</meta:generator>
    <meta:print-date>2026-01-25T18:00:10.842382664</meta:print-date>
    <meta:document-statistic meta:table-count="3" meta:cell-count="3231" meta:object-count="2"/>
  </office:meta>
</office:document-meta>
</file>